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11">
            <text:p>11</text:p>
          </table:table-cell>
          <table:table-cell office:value-type="float" office:value="11996350">
            <text:p>1199635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3 and 4</text:p>
          </table:table-cell>
          <table:table-cell office:value-type="string">
            <text:p>bf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996750">
            <text:p>11996750</text:p>
          </table:table-cell>
          <table:table-cell table:number-columns-repeated="4"/>
          <table:table-cell office:value-type="string">
            <text:p>bfo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996850">
            <text:p>11996850</text:p>
          </table:table-cell>
          <table:table-cell table:number-columns-repeated="4"/>
          <table:table-cell office:value-type="string">
            <text:p>bfo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997050">
            <text:p>11997050</text:p>
          </table:table-cell>
          <table:table-cell table:number-columns-repeated="4"/>
          <table:table-cell office:value-type="string">
            <text:p>bfo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997150">
            <text:p>11997150</text:p>
          </table:table-cell>
          <table:table-cell table:number-columns-repeated="4"/>
          <table:table-cell office:value-type="string">
            <text:p>bf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1997400">
            <text:p>11997400</text:p>
          </table:table-cell>
          <table:table-cell table:number-columns-repeated="4"/>
          <table:table-cell office:value-type="string">
            <text:p>bfo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997650">
            <text:p>11997650</text:p>
          </table:table-cell>
          <table:table-cell table:number-columns-repeated="4"/>
          <table:table-cell office:value-type="string">
            <text:p>bfo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997750">
            <text:p>1199775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bfo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997750">
            <text:p>1199775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bf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997850">
            <text:p>1199785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997900">
            <text:p>1199790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997950">
            <text:p>119979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998000">
            <text:p>1199800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bfo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998000">
            <text:p>1199800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bf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998050">
            <text:p>1199805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998050">
            <text:p>1199805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998050">
            <text:p>1199805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998050">
            <text:p>1199805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998100">
            <text:p>1199810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998100">
            <text:p>1199810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998100">
            <text:p>1199810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98200">
            <text:p>119982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bfo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998200">
            <text:p>119982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bfo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998250">
            <text:p>1199825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998300">
            <text:p>1199830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998300">
            <text:p>1199830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998450">
            <text:p>1199845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998450">
            <text:p>1199845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998500">
            <text:p>1199850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998650">
            <text:p>1199865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998650">
            <text:p>1199865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998700">
            <text:p>1199870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998950">
            <text:p>11998950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bf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998950">
            <text:p>11998950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bf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999650">
            <text:p>11999650</text:p>
          </table:table-cell>
          <table:table-cell office:value-type="string">
            <text:p>-</text:p>
          </table:table-cell>
          <table:table-cell table:number-columns-repeated="3"/>
          <table:table-cell office:value-type="string">
            <text:p>---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table:number-columns-repeated="6"/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C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8P0"/>
    </number:currency-style>
    <number:number-style style:name="N109">
      <number:number number: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13.08.2017</text:date>, <text:time>11:2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M51S</meta:editing-duration>
    <meta:editing-cycles>4</meta:editing-cycles>
    <meta:generator>OpenOffice/4.1.3$Win32 OpenOffice.org_project/413m1$Build-9783</meta:generator>
    <dc:date>2017-08-13T11:25:06.35</dc:date>
    <dc:creator>First Last</dc:creator>
    <meta:document-statistic meta:table-count="3" meta:cell-count="190" meta:object-count="0"/>
    <meta:user-defined meta:name="Info 1"/>
    <meta:user-defined meta:name="Info 2"/>
    <meta:user-defined meta:name="Info 3"/>
    <meta:user-defined meta:name="Info 4"/>
  </office:meta>
</office:document-meta>
</file>